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05cm" fo:min-width="1.075cm"/>
    </style:style>
    <style:style style:name="gr4" style:family="graphic" style:parent-style-name="standard">
      <style:graphic-properties draw:textarea-horizontal-align="justify" draw:textarea-vertical-align="middle" draw:auto-grow-height="false" fo:min-height="2.55cm" fo:min-width="3.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05cm" fo:min-width="0.4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text-shadow="1pt 1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text-shadow="1pt 1pt"/>
    </style:style>
    <style:style style:name="T2" style:family="text">
      <style:text-properties fo:font-size="20pt" fo:text-shadow="1pt 1pt" style:font-size-asian="20pt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10/04/2021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Flask </text:span><text:span text:style-name="T1">REST </text:span><text:span text:style-name="T1">API </text:span><text:span text:style-name="T1">using </text:span><text:span text:style-name="T1">JWT</text:span></text:p>
            <text:p><text:span text:style-name="T2">or</text:span></text:p>
            <text:p><text:span text:style-name="T2">Securing </text:span><text:span text:style-name="T2">an AP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Why?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orldwide IP addresses are scanned for open ports</text:p>
              </text:list-item>
              <text:list-item>
                <text:p>https only secures the transport, but API can be still abused</text:p>
              </text:list-item>
              <text:list-item>
                <text:p>some form of authentication necessary</text:p>
              </text:list-item>
              <text:list-item>
                <text:p>JWT = JSON Web Token</text:p>
                <text:list>
                  <text:list-item>
                    <text:p>proposed standard for creating data with optional signature and/or optional encryption whose payload holds JSON that asserts some number of claims</text:p>
                  </text:list-item>
                  <text:list-item>
                    <text:p>tokens are designed to be compact, URL-safe, and usable especially in a web-browser single-sign-on (SSO) context</text:p>
                  </text:list-item>
                  <text:list-item>
                    <text:p text:style-name="P4">source: <text:a xlink:href="https://en.wikipedia.org/wiki/JSON_Web_Token" xlink:type="simple">https://en.wikipedia.org/wiki/JSON_Web_Token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at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veloped a great ML model</text:p>
              </text:list-item>
              <text:list-item>
                <text:p>Instead of handing out model, provide API</text:p>
              </text:list-item>
            </text:list>
          </draw:text-box>
        </draw:frame>
        <draw:custom-shape draw:style-name="gr2" draw:text-style-name="P5" draw:layer="layout" svg:width="3.6cm" svg:height="1cm" svg:x="3.4cm" svg:y="7.8cm">
          <text:p text:style-name="P5">Data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cm" svg:height="0.6cm" svg:x="8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5" draw:layer="layout" svg:width="3.6cm" svg:height="1cm" svg:x="3.4cm" svg:y="7.8cm">
          <text:p text:style-name="P5">Data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6cm" svg:height="2.8cm" svg:x="10.8cm" svg:y="7.8cm">
          <text:p text:style-name="P5">REST</text:p>
          <text:p text:style-name="P5">API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6cm" svg:height="1cm" svg:x="16.4cm" svg:y="8.7cm">
          <text:p text:style-name="P5">Model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2cm" svg:height="0.6cm" svg:x="14.8cm" svg:y="8.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5" draw:layer="layout" svg:width="1.8cm" svg:height="0.6cm" svg:x="8cm" svg:y="9.801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5" draw:layer="layout" svg:width="3.6cm" svg:height="1cm" svg:x="3.4cm" svg:y="9.5cm">
          <text:p text:style-name="P5">Prediction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8cm" svg:height="0.962cm" svg:x="7.9cm" svg:y="8.738cm">
          <draw:text-box>
            <text:p>JS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ow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del</text:p>
                <text:list>
                  <text:list-item>
                    <text:p>scikit-learn: <text:span text:style-name="T3"><text:a xlink:href="https://scikit-learn.org/" xlink:type="simple">https://scikit-learn.org/</text:a></text:span></text:p>
                  </text:list-item>
                </text:list>
              </text:list-item>
              <text:list-item>
                <text:p>API</text:p>
                <text:list>
                  <text:list-item>
                    <text:p>flask: <text:span text:style-name="T3"><text:a xlink:href="https://flask.palletsprojects.com/" xlink:type="simple">https://flask.palletsprojects.com/</text:a></text:span></text:p>
                  </text:list-item>
                  <text:list-item>
                    <text:p>flask-jwt: <text:span text:style-name="T3"><text:a xlink:href="https://pythonhosted.org/Flask-JWT/" xlink:type="simple">https://pythonhosted.org/Flask-JWT/</text:a></text:span></text:p>
                  </text:list-item>
                </text:list>
              </text:list-item>
              <text:list-item>
                <text:p>Deployment in AWS:</text:p>
                <text:list>
                  <text:list-item>
                    <text:p><text:span text:style-name="T3"><text:a xlink:href="https://medium.com/analytics-vidhya/deploy-restful-api-with-flask-on-aws-12575c808b4" xlink:type="simple">https://medium.com/analytics-vidhya/deploy-restful-api-with-flask-on-aws-12575c808b4</text:a></text:span></text:p>
                  </text:list-item>
                  <text:list-item>
                    <text:p><text:span text:style-name="T3"><text:a xlink:href="https://linuxroutes.com/default-usernames-aws-for-logging-on-to-different-linux-distros-ec2-instance/" xlink:type="simple">https://linuxroutes.com/default-usernames-aws-for-logging-on-to-different-linux-distros-ec2-instance/</text:a></text:span></text:p>
                  </text:list-item>
                </text:list>
              </text:list-item>
              <text:list-item>
                <text:p>secure transport: uWSGI + nginx</text:p>
                <text:list>
                  <text:list-header>
                    <text:p>outside of scope, instead see tutorial:</text:p>
                    <text:p><text:span text:style-name="T3"><text:a xlink:href="https://www.digitalocean.com/community/tutorials/how-to-serve-flask-applications-with-uswgi-and-nginx-on-ubuntu-18-04" xlink:type="simple">https://www.digitalocean.com/community/tutorials/how-to-serve-flask-applications-with-uswgi-and-nginx-on-ubuntu-18-04</text:a>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et’s see some code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at else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lask-jwt-extended</text:p>
                <text:list>
                  <text:list-item>
                    <text:p>being able to refresh tokens</text:p>
                    <text:p><text:span text:style-name="T3"><text:a xlink:href="https://github.com/vimalloc/flask-jwt-extended" xlink:type="simple">https://github.com/vimalloc/flask-jwt-extended</text:a></text:span></text:p>
                  </text:list-item>
                </text:list>
              </text:list-item>
              <text:list-item>
                <text:p><text:span text:style-name="T4">flask-sqlalchemy</text:span></text:p>
                <text:list>
                  <text:list-item>
                    <text:p><text:span text:style-name="T4">for recording usage of model</text:span></text:p>
                  </text:list-item>
                  <text:list-item>
                    <text:p><text:span text:style-name="T4">charge by usage??</text:span></text:p>
                    <text:p><text:span text:style-name="T3"><text:a xlink:href="https://flask-sqlalchemy.palletsprojects.com/" xlink:type="simple">https://flask-sqlalchemy.palletsprojects.com/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3-07T20:59:42.283525969</meta:creation-date>
    <dc:date>2021-05-10T16:44:35.075565278</dc:date>
    <meta:editing-duration>P1DT11H41M24S</meta:editing-duration>
    <meta:editing-cycles>20</meta:editing-cycles>
    <meta:generator>LibreOffice/6.4.6.2$Linux_X86_64 LibreOffice_project/0ce51a4fd21bff07a5c061082cc82c5ed232f115</meta:generator>
    <meta:document-statistic meta:object-count="53"/>
  </office:meta>
</office:document-meta>
</file>